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26214277B16BEFCBADD.png" manifest:media-type="image/png"/>
  <manifest:file-entry manifest:full-path="Pictures/10000000000004AA0000025E9C43626AA12215D2.png" manifest:media-type="image/png"/>
  <manifest:file-entry manifest:full-path="Pictures/10000000000004A0000002E6F2222CF0ACD99C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T1" style:family="text">
      <style:text-properties officeooo:rsid="00060a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<text:span text:style-name="T1">6</text:span></text:p>
      <text:p text:style-name="P1"><draw:frame draw:style-name="fr1" draw:name="Figura1" text:anchor-type="paragraph" svg:x="0cm" svg:y="0.249cm" svg:width="17cm" svg:height="7.613cm" draw:z-index="0"><draw:image xlink:href="Pictures/10000000000004A40000026214277B16BEFCBADD.png" xlink:type="simple" xlink:show="embed" xlink:actuate="onLoad"/></draw:frame><draw:frame draw:style-name="fr2" draw:name="Figura2" text:anchor-type="paragraph" svg:y="8.042cm" svg:width="17cm" svg:height="7.262cm" draw:z-index="1"><draw:image xlink:href="Pictures/10000000000004AA0000025E9C43626AA12215D2.png" xlink:type="simple" xlink:show="embed" xlink:actuate="onLoad"/></draw:frame></text:p>
      <text:p text:style-name="P1"><draw:frame draw:style-name="fr2" draw:name="Figura3" text:anchor-type="paragraph" svg:y="0.235cm" svg:width="17cm" svg:height="7.659cm" draw:z-index="2"><draw:image xlink:href="Pictures/10000000000004A0000002E6F2222CF0ACD99C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2T15:45:34.281000000</dc:date>
    <meta:editing-duration>PT10M21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7" meta:non-whitespace-character-count="6"/>
  </office:meta>
</office:document-meta>
</file>